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03ff74" officeooo:paragraph-rsid="0003ff74" style:font-size-asian="24pt" style:font-weight-asian="bold" style:font-size-complex="24pt" style:font-weight-complex="bold"/>
    </style:style>
    <style:style style:name="P6" style:family="paragraph" style:parent-style-name="Standard">
      <style:paragraph-properties fo:break-before="page"/>
      <style:text-properties fo:font-size="20pt" fo:font-weight="bold" style:font-size-asian="20pt" style:font-weight-asian="bold" style:font-size-complex="20pt" style:font-weight-complex="bold"/>
    </style:style>
    <style:style style:name="P7" style:family="paragraph" style:parent-style-name="Standard">
      <style:text-properties fo:font-size="20pt" fo:font-weight="bold" style:font-size-asian="20pt" style:font-weight-asian="bold" style:font-size-complex="20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officeooo:rsid="00043753"/>
    </style:style>
    <style:style style:name="T4" style:family="text">
      <style:text-properties officeooo:rsid="000469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4"/>
      <text:p text:style-name="P5">Name : <text:span text:style-name="T4">Muhammad Israr</text:span></text:p>
      <text:p text:style-name="P5">Roll Number: <text:span text:style-name="T4">16</text:span></text:p>
      <text:p text:style-name="P5">Assignment# <text:span text:style-name="T3">2</text:span></text:p>
      <text:p text:style-name="P5"/>
      <text:p text:style-name="P5"><text:s/>Submited to: <text:span text:style-name="T4">Dr</text:span> Asim Jalal</text:p>
      <text:p text:style-name="P6">Title: SimStudent: Exploring Interactive Learning through Inductive Logic Programming</text:p>
      <text:p text:style-name="P7"/>
      <text:p text:style-name="Standard"/>
      <text:p text:style-name="P3">Objectives of the SimStudent Project at the Human-Computer Interaction Institute, Carnegie Mellon University</text:p>
      <text:p text:style-name="Standard"/>
      <text:p text:style-name="Standard">The SimStudent project at the Human-Computer Interaction Institute is a groundbreaking initiative focused on interactive learning powered by inductive logic programming. The project's primary objectives are to investigate machine and human learning processes through the use of SimStudent, a customizable learner capable of acquiring cognitive skills from examples. The project explores three key research areas:</text:p>
      <text:p text:style-name="Standard"/>
      <text:p text:style-name="P3">Teachable Peer Learner:</text:p>
      <text:p text:style-name="Standard">The first objective is to examine the potential of human students teaching SimStudent. By creating an online learning environment where SimStudent serves as a peer tutoree, and human students act as tutors, the project seeks to unravel the theories of tutor learning and study various social and motivational factors affecting the learning process. This approach provides unique insights into how teaching others influences the learning experience and fosters a deeper understanding of the learning mechanisms in both humans and machines.</text:p>
      <text:p text:style-name="Standard"/>
      <text:p text:style-name="P3">Computational Model of Learning:</text:p>
      <text:p text:style-name="Standard">The second objective revolves around employing SimStudent as a versatile tool to conduct controlled studies and explore different learning theories. Researchers leverage SimStudent's capabilities to compare diverse learning strategies, including learning from worked-out examples versus learning through tutoring. The project also investigates the influence of prior knowledge on learning outcomes, comparing "good" SimStudent, who possesses strong prior knowledge of prerequisite concepts, with "poor" SimStudent, who relies on weaker, more perceptually-oriented prior knowledge. This objective aims to advance our understanding of effective learning approaches and how they impact knowledge acquisition.</text:p>
      <text:p text:style-name="Standard"/>
      <text:p text:style-name="P3">Intelligent Authoring:</text:p>
      <text:p text:style-name="Standard">The third objective focuses on enhancing the Cognitive Tutor Authoring Tools (CTAT) by integrating SimStudent. The project aims to simplify the process of building Cognitive Tutors, particularly the expert model representing domain principles. Authors can create customized Cognitive Tutors by teaching SimStudent how to solve problems. The integration of SimStudent as a built-in component within CTAT provides researchers and educators with a powerful tool to design Cognitive Tutors efficiently, streamlining the development of educational resources.</text:p>
      <text:p text:style-name="Standard"/>
      <text:p text:style-name="Standard">By pursuing these objectives, the SimStudent project seeks to revolutionize interactive learning and contribute to the advancement of human-computer interaction and cognitive skill acquisition. SimStudent's adaptability and unique features offer unparalleled opportunities to gain insights into the learning process and bridge the gap between machine and human learning paradigms. Through a combination of research studies, field experiments, and tool development, the project aims to foster a deeper understanding of learning mechanisms and enhance the efficacy of educational resources in various domai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23:30:24.619620233</meta:creation-date>
    <dc:date>2023-08-01T00:00:41.209988569</dc:date>
    <meta:editing-duration>PT30M16S</meta:editing-duration>
    <meta:editing-cycles>3</meta:editing-cycles>
    <meta:generator>LibreOffice/7.4.6.2$Linux_X86_64 LibreOffice_project/40$Build-2</meta:generator>
    <meta:document-statistic meta:table-count="0" meta:image-count="0" meta:object-count="0" meta:page-count="2" meta:paragraph-count="14" meta:word-count="425" meta:character-count="3161" meta:non-whitespace-character-count="2749"/>
  </office:meta>
</office:document-meta>
</file>